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>
    <style:style style:name="Theme_header_secondary_1" style:family="table-cell" style:display-name="Theme_header_secondary_1">
      <style:table-cell-properties fo:background-color="#ED7D31" fo:padding="4pt"/>
      <style:text-properties fo:font-family="Liberation Sans" fo:font-size="11pt" fo:color="#F5F5F5"/>
    </style:style>
    <style:style style:name="Theme_default_12" style:family="table-cell" style:display-name="Theme_default_12">
      <style:table-cell-properties fo:padding="2pt"/>
      <style:text-properties fo:font-family="Liberation Sans" fo:font-size="10pt" fo:color="#333333"/>
    </style:style>
    <style:style style:name="Theme_header_primary_19" style:family="table-cell" style:display-name="Theme_header_primary_19">
      <style:table-cell-properties fo:background-color="#1E3A5F" fo:padding="4pt"/>
      <style:text-properties fo:font-family="Liberation Sans" fo:font-size="11pt" fo:color="#F5F5F5"/>
    </style:style>
    <style:style style:name="Col_23" style:family="table-column" style:display-name="Col_23">
      <style:table-column-properties style:column-width="80pt"/>
    </style:style>
    <style:style style:name="Col_24" style:family="table-column" style:display-name="Col_24">
      <style:table-column-properties style:column-width="80pt"/>
    </style:style>
    <style:style style:name="Col_25" style:family="table-column" style:display-name="Col_25">
      <style:table-column-properties style:column-width="80pt"/>
    </style:style>
    <style:style style:name="Col_26" style:family="table-column" style:display-name="Col_26">
      <style:table-column-properties style:column-width="80pt"/>
    </style:style>
    <style:style style:name="Col_27" style:family="table-column" style:display-name="Col_27">
      <style:table-column-properties style:column-width="90pt"/>
    </style:style>
    <style:style style:name="Col_28" style:family="table-column" style:display-name="Col_28">
      <style:table-column-properties style:column-width="90pt"/>
    </style:style>
    <style:style style:name="Col_29" style:family="table-column" style:display-name="Col_29">
      <style:table-column-properties style:column-width="110pt"/>
    </style:style>
    <style:style style:name="Col_30" style:family="table-column" style:display-name="Col_30">
      <style:table-column-properties style:column-width="100pt"/>
    </style:style>
    <style:style style:name="Col_31" style:family="table-column" style:display-name="Col_31">
      <style:table-column-properties style:column-width="80pt"/>
    </style:style>
  </office:automatic-styles>
  <office:body>
    <office:spreadsheet>
      <table:table table:name="Stress Analysis">
        <table:table-column table:style-name="Col_23"/>
        <table:table-column table:style-name="Col_24"/>
        <table:table-column table:style-name="Col_25"/>
        <table:table-column table:style-name="Col_26"/>
        <table:table-column table:style-name="Col_27"/>
        <table:table-column table:style-name="Col_28"/>
        <table:table-column table:style-name="Col_29"/>
        <table:table-column table:style-name="Col_30"/>
        <table:table-column table:style-name="Col_31"/>
        <table:table-row>
          <table:table-cell table:style-name="Theme_header_primary_19" table:number-columns-spanned="9" office:value-type="string">
            <text:p>Stress Analysis - Beam Be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heme_header_secondary_1" office:value-type="string">
            <text:p>Load Case</text:p>
          </table:table-cell>
          <table:table-cell table:style-name="Theme_header_secondary_1" office:value-type="string">
            <text:p>sigmax (MPa)</text:p>
          </table:table-cell>
          <table:table-cell table:style-name="Theme_header_secondary_1" office:value-type="string">
            <text:p>sigmay (MPa)</text:p>
          </table:table-cell>
          <table:table-cell table:style-name="Theme_header_secondary_1" office:value-type="string">
            <text:p>tauxy (MPa)</text:p>
          </table:table-cell>
          <table:table-cell table:style-name="Theme_header_secondary_1" office:value-type="string">
            <text:p>sigma1 (MPa)</text:p>
          </table:table-cell>
          <table:table-cell table:style-name="Theme_header_secondary_1" office:value-type="string">
            <text:p>sigma2 (MPa)</text:p>
          </table:table-cell>
          <table:table-cell table:style-name="Theme_header_secondary_1" office:value-type="string">
            <text:p>von Mises (MPa)</text:p>
          </table:table-cell>
          <table:table-cell table:style-name="Theme_header_secondary_1" office:value-type="string">
            <text:p>Safety Factor</text:p>
          </table:table-cell>
          <table:table-cell table:style-name="Theme_header_secondary_1" office:value-type="string">
            <text:p>Status</text:p>
          </table:table-cell>
        </table:table-row>
        <table:table-row>
          <table:table-cell table:style-name="Theme_default_12" office:value-type="string">
            <text:p>Case 1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string">
            <text:p>=(B3+C3)/2+SQRT(POWER((B3-C3)/2;2)+POWER(D3;2))</text:p>
          </table:table-cell>
          <table:table-cell table:style-name="Theme_default_12" office:value-type="string">
            <text:p>=(B3+C3)/2-SQRT(POWER((B3-C3)/2;2)+POWER(D3;2))</text:p>
          </table:table-cell>
          <table:table-cell table:style-name="Theme_default_12" office:value-type="string">
            <text:p>=SQRT(POWER(B3;2)+POWER(C3;2)-B3*C3+3*POWER(D3;2))</text:p>
          </table:table-cell>
          <table:table-cell table:style-name="Theme_default_12" office:value-type="string">
            <text:p>=IF(G3&gt;0;250.0/G3;"N/A")</text:p>
          </table:table-cell>
          <table:table-cell table:style-name="Theme_default_12" office:value-type="string">
            <text:p>=IF(H3="N/A";"N/A";IF(H3&gt;=1.0;"OK";"FAIL"))</text:p>
          </table:table-cell>
        </table:table-row>
        <table:table-row>
          <table:table-cell table:style-name="Theme_default_12" office:value-type="string">
            <text:p>Case 2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string">
            <text:p>=(B4+C4)/2+SQRT(POWER((B4-C4)/2;2)+POWER(D4;2))</text:p>
          </table:table-cell>
          <table:table-cell table:style-name="Theme_default_12" office:value-type="string">
            <text:p>=(B4+C4)/2-SQRT(POWER((B4-C4)/2;2)+POWER(D4;2))</text:p>
          </table:table-cell>
          <table:table-cell table:style-name="Theme_default_12" office:value-type="string">
            <text:p>=SQRT(POWER(B4;2)+POWER(C4;2)-B4*C4+3*POWER(D4;2))</text:p>
          </table:table-cell>
          <table:table-cell table:style-name="Theme_default_12" office:value-type="string">
            <text:p>=IF(G4&gt;0;250.0/G4;"N/A")</text:p>
          </table:table-cell>
          <table:table-cell table:style-name="Theme_default_12" office:value-type="string">
            <text:p>=IF(H4="N/A";"N/A";IF(H4&gt;=1.0;"OK";"FAIL"))</text:p>
          </table:table-cell>
        </table:table-row>
        <table:table-row>
          <table:table-cell table:style-name="Theme_default_12" office:value-type="string">
            <text:p>Case 3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string">
            <text:p>=(B5+C5)/2+SQRT(POWER((B5-C5)/2;2)+POWER(D5;2))</text:p>
          </table:table-cell>
          <table:table-cell table:style-name="Theme_default_12" office:value-type="string">
            <text:p>=(B5+C5)/2-SQRT(POWER((B5-C5)/2;2)+POWER(D5;2))</text:p>
          </table:table-cell>
          <table:table-cell table:style-name="Theme_default_12" office:value-type="string">
            <text:p>=SQRT(POWER(B5;2)+POWER(C5;2)-B5*C5+3*POWER(D5;2))</text:p>
          </table:table-cell>
          <table:table-cell table:style-name="Theme_default_12" office:value-type="string">
            <text:p>=IF(G5&gt;0;250.0/G5;"N/A")</text:p>
          </table:table-cell>
          <table:table-cell table:style-name="Theme_default_12" office:value-type="string">
            <text:p>=IF(H5="N/A";"N/A";IF(H5&gt;=1.0;"OK";"FAIL"))</text:p>
          </table:table-cell>
        </table:table-row>
        <table:table-row>
          <table:table-cell table:style-name="Theme_default_12" office:value-type="string">
            <text:p>Case 4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string">
            <text:p>=(B6+C6)/2+SQRT(POWER((B6-C6)/2;2)+POWER(D6;2))</text:p>
          </table:table-cell>
          <table:table-cell table:style-name="Theme_default_12" office:value-type="string">
            <text:p>=(B6+C6)/2-SQRT(POWER((B6-C6)/2;2)+POWER(D6;2))</text:p>
          </table:table-cell>
          <table:table-cell table:style-name="Theme_default_12" office:value-type="string">
            <text:p>=SQRT(POWER(B6;2)+POWER(C6;2)-B6*C6+3*POWER(D6;2))</text:p>
          </table:table-cell>
          <table:table-cell table:style-name="Theme_default_12" office:value-type="string">
            <text:p>=IF(G6&gt;0;250.0/G6;"N/A")</text:p>
          </table:table-cell>
          <table:table-cell table:style-name="Theme_default_12" office:value-type="string">
            <text:p>=IF(H6="N/A";"N/A";IF(H6&gt;=1.0;"OK";"FAIL"))</text:p>
          </table:table-cell>
        </table:table-row>
        <table:table-row>
          <table:table-cell table:style-name="Theme_default_12" office:value-type="string">
            <text:p>Case 5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string">
            <text:p>=(B7+C7)/2+SQRT(POWER((B7-C7)/2;2)+POWER(D7;2))</text:p>
          </table:table-cell>
          <table:table-cell table:style-name="Theme_default_12" office:value-type="string">
            <text:p>=(B7+C7)/2-SQRT(POWER((B7-C7)/2;2)+POWER(D7;2))</text:p>
          </table:table-cell>
          <table:table-cell table:style-name="Theme_default_12" office:value-type="string">
            <text:p>=SQRT(POWER(B7;2)+POWER(C7;2)-B7*C7+3*POWER(D7;2))</text:p>
          </table:table-cell>
          <table:table-cell table:style-name="Theme_default_12" office:value-type="string">
            <text:p>=IF(G7&gt;0;250.0/G7;"N/A")</text:p>
          </table:table-cell>
          <table:table-cell table:style-name="Theme_default_12" office:value-type="string">
            <text:p>=IF(H7="N/A";"N/A";IF(H7&gt;=1.0;"OK";"FAIL"))</text:p>
          </table:table-cell>
        </table:table-row>
        <table:table-row>
          <table:table-cell table:style-name="Theme_default_12" office:value-type="string">
            <text:p>Case 6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string">
            <text:p>=(B8+C8)/2+SQRT(POWER((B8-C8)/2;2)+POWER(D8;2))</text:p>
          </table:table-cell>
          <table:table-cell table:style-name="Theme_default_12" office:value-type="string">
            <text:p>=(B8+C8)/2-SQRT(POWER((B8-C8)/2;2)+POWER(D8;2))</text:p>
          </table:table-cell>
          <table:table-cell table:style-name="Theme_default_12" office:value-type="string">
            <text:p>=SQRT(POWER(B8;2)+POWER(C8;2)-B8*C8+3*POWER(D8;2))</text:p>
          </table:table-cell>
          <table:table-cell table:style-name="Theme_default_12" office:value-type="string">
            <text:p>=IF(G8&gt;0;250.0/G8;"N/A")</text:p>
          </table:table-cell>
          <table:table-cell table:style-name="Theme_default_12" office:value-type="string">
            <text:p>=IF(H8="N/A";"N/A";IF(H8&gt;=1.0;"OK";"FAIL"))</text:p>
          </table:table-cell>
        </table:table-row>
        <table:table-row>
          <table:table-cell table:style-name="Theme_default_12" office:value-type="string">
            <text:p>Case 7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string">
            <text:p>=(B9+C9)/2+SQRT(POWER((B9-C9)/2;2)+POWER(D9;2))</text:p>
          </table:table-cell>
          <table:table-cell table:style-name="Theme_default_12" office:value-type="string">
            <text:p>=(B9+C9)/2-SQRT(POWER((B9-C9)/2;2)+POWER(D9;2))</text:p>
          </table:table-cell>
          <table:table-cell table:style-name="Theme_default_12" office:value-type="string">
            <text:p>=SQRT(POWER(B9;2)+POWER(C9;2)-B9*C9+3*POWER(D9;2))</text:p>
          </table:table-cell>
          <table:table-cell table:style-name="Theme_default_12" office:value-type="string">
            <text:p>=IF(G9&gt;0;250.0/G9;"N/A")</text:p>
          </table:table-cell>
          <table:table-cell table:style-name="Theme_default_12" office:value-type="string">
            <text:p>=IF(H9="N/A";"N/A";IF(H9&gt;=1.0;"OK";"FAIL"))</text:p>
          </table:table-cell>
        </table:table-row>
        <table:table-row>
          <table:table-cell table:style-name="Theme_default_12" office:value-type="string">
            <text:p>Case 8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string">
            <text:p>=(B10+C10)/2+SQRT(POWER((B10-C10)/2;2)+POWER(D10;2))</text:p>
          </table:table-cell>
          <table:table-cell table:style-name="Theme_default_12" office:value-type="string">
            <text:p>=(B10+C10)/2-SQRT(POWER((B10-C10)/2;2)+POWER(D10;2))</text:p>
          </table:table-cell>
          <table:table-cell table:style-name="Theme_default_12" office:value-type="string">
            <text:p>=SQRT(POWER(B10;2)+POWER(C10;2)-B10*C10+3*POWER(D10;2))</text:p>
          </table:table-cell>
          <table:table-cell table:style-name="Theme_default_12" office:value-type="string">
            <text:p>=IF(G10&gt;0;250.0/G10;"N/A")</text:p>
          </table:table-cell>
          <table:table-cell table:style-name="Theme_default_12" office:value-type="string">
            <text:p>=IF(H10="N/A";"N/A";IF(H10&gt;=1.0;"OK";"FAIL"))</text:p>
          </table:table-cell>
        </table:table-row>
        <table:table-row>
          <table:table-cell table:style-name="Theme_default_12" office:value-type="string">
            <text:p>Case 9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string">
            <text:p>=(B11+C11)/2+SQRT(POWER((B11-C11)/2;2)+POWER(D11;2))</text:p>
          </table:table-cell>
          <table:table-cell table:style-name="Theme_default_12" office:value-type="string">
            <text:p>=(B11+C11)/2-SQRT(POWER((B11-C11)/2;2)+POWER(D11;2))</text:p>
          </table:table-cell>
          <table:table-cell table:style-name="Theme_default_12" office:value-type="string">
            <text:p>=SQRT(POWER(B11;2)+POWER(C11;2)-B11*C11+3*POWER(D11;2))</text:p>
          </table:table-cell>
          <table:table-cell table:style-name="Theme_default_12" office:value-type="string">
            <text:p>=IF(G11&gt;0;250.0/G11;"N/A")</text:p>
          </table:table-cell>
          <table:table-cell table:style-name="Theme_default_12" office:value-type="string">
            <text:p>=IF(H11="N/A";"N/A";IF(H11&gt;=1.0;"OK";"FAIL"))</text:p>
          </table:table-cell>
        </table:table-row>
        <table:table-row>
          <table:table-cell table:style-name="Theme_default_12" office:value-type="string">
            <text:p>Case 1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string">
            <text:p>=(B12+C12)/2+SQRT(POWER((B12-C12)/2;2)+POWER(D12;2))</text:p>
          </table:table-cell>
          <table:table-cell table:style-name="Theme_default_12" office:value-type="string">
            <text:p>=(B12+C12)/2-SQRT(POWER((B12-C12)/2;2)+POWER(D12;2))</text:p>
          </table:table-cell>
          <table:table-cell table:style-name="Theme_default_12" office:value-type="string">
            <text:p>=SQRT(POWER(B12;2)+POWER(C12;2)-B12*C12+3*POWER(D12;2))</text:p>
          </table:table-cell>
          <table:table-cell table:style-name="Theme_default_12" office:value-type="string">
            <text:p>=IF(G12&gt;0;250.0/G12;"N/A")</text:p>
          </table:table-cell>
          <table:table-cell table:style-name="Theme_default_12" office:value-type="string">
            <text:p>=IF(H12="N/A";"N/A";IF(H12&gt;=1.0;"OK";"FAIL"))</text:p>
          </table:table-cell>
        </table:table-row>
        <table:table-row/>
        <table:table-row>
          <table:table-cell table:style-name="Theme_default_12" table:number-columns-spanned="9" office:value-type="string">
            <text:p>Analysis Summar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heme_default_12" table:number-columns-spanned="2" office:value-type="string">
            <text:p>Material Yield Strength:</text:p>
          </table:table-cell>
          <table:covered-table-cell/>
          <table:table-cell table:style-name="Theme_default_12" office:value-type="string">
            <text:p>MPa</text:p>
          </table:table-cell>
          <table:table-cell table:style-name="Theme_default_12" office:value-type="string"/>
          <table:table-cell table:style-name="Theme_default_12" table:number-columns-spanned="2" office:value-type="string">
            <text:p>Max von Mises Stress:</text:p>
          </table:table-cell>
          <table:covered-table-cell/>
          <table:table-cell table:style-name="Theme_default_12" office:value-type="string">
            <text:p>MPa</text:p>
          </table:table-cell>
        </table:table-row>
        <table:table-row>
          <table:table-cell table:style-name="Theme_default_12" table:number-columns-spanned="2" office:value-type="string">
            <text:p>Minimum Safety Factor:</text:p>
          </table:table-cell>
          <table:covered-table-cell/>
          <table:table-cell table:style-name="Theme_default_12" office:value-type="string"/>
          <table:table-cell table:style-name="Theme_default_12" office:value-type="string"/>
          <table:table-cell table:style-name="Theme_default_12" table:number-columns-spanned="2" office:value-type="string">
            <text:p>Number of Failed Cases:</text:p>
          </table:table-cell>
          <table:covered-table-cell/>
        </table:table-row>
        <table:table-row/>
        <table:table-row>
          <table:table-cell table:style-name="Theme_default_12" table:number-columns-spanned="9" office:value-type="string">
            <text:p>No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heme_default_12" table:number-columns-spanned="9" office:value-type="string">
            <text:p>sigmax, sigmay = Normal stresses in x and y directions (tension positiv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heme_default_12" table:number-columns-spanned="9" office:value-type="string">
            <text:p>tauxy = Shear stress in xy pla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heme_default_12" table:number-columns-spanned="9" office:value-type="string">
            <text:p>sigma1, sigma2 = Principal stresses (maximum and minimum normal stresse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heme_default_12" table:number-columns-spanned="9" office:value-type="string">
            <text:p>von Mises = Equivalent stress for failure prediction (yield criterio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